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e7ccf" officeooo:paragraph-rsid="000e7ccf"/>
    </style:style>
    <style:style style:name="P2" style:family="paragraph" style:parent-style-name="Text_20_body">
      <style:text-properties officeooo:rsid="000e7ccf" officeooo:paragraph-rsid="000e7ccf"/>
    </style:style>
    <style:style style:name="P3" style:family="paragraph" style:parent-style-name="Title">
      <style:paragraph-properties fo:text-align="center" style:justify-single-word="false"/>
      <style:text-properties officeooo:rsid="000e7ccf" officeooo:paragraph-rsid="000e7ccf"/>
    </style:style>
    <style:style style:name="P4" style:family="paragraph" style:parent-style-name="Heading_20_2">
      <style:text-properties officeooo:rsid="000e7ccf" officeooo:paragraph-rsid="000e7ccf"/>
    </style:style>
    <style:style style:name="P5" style:family="paragraph" style:parent-style-name="Heading_20_2">
      <style:text-properties officeooo:rsid="0010a658" officeooo:paragraph-rsid="0010a658"/>
    </style:style>
    <style:style style:name="P6" style:family="paragraph" style:parent-style-name="Heading_20_2">
      <style:text-properties officeooo:paragraph-rsid="0010a658"/>
    </style:style>
    <style:style style:name="P7" style:family="paragraph" style:parent-style-name="Heading_20_2">
      <style:text-properties officeooo:paragraph-rsid="00116d3e"/>
    </style:style>
    <style:style style:name="P8" style:family="paragraph" style:parent-style-name="Heading_20_1" style:list-style-name="">
      <style:text-properties officeooo:paragraph-rsid="0010a658"/>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rsid="000e7ccf" officeooo:paragraph-rsid="000e7ccf"/>
    </style:style>
    <style:style style:name="P11" style:family="paragraph" style:parent-style-name="Heading_20_1">
      <style:paragraph-properties fo:break-before="page"/>
      <style:text-properties officeooo:paragraph-rsid="0010a658"/>
    </style:style>
    <style:style style:name="P12" style:family="paragraph" style:parent-style-name="Text_20_body">
      <style:text-properties officeooo:paragraph-rsid="000e7ccf"/>
    </style:style>
    <style:style style:name="P13" style:family="paragraph" style:parent-style-name="Text_20_body" style:list-style-name="L2">
      <style:text-properties officeooo:rsid="0010dbcd" officeooo:paragraph-rsid="0010dbcd"/>
    </style:style>
    <style:style style:name="P14" style:family="paragraph" style:parent-style-name="Text_20_body">
      <style:text-properties officeooo:paragraph-rsid="0010dbcd"/>
    </style:style>
    <style:style style:name="P15" style:family="paragraph" style:parent-style-name="Text_20_body" style:list-style-name="L2">
      <style:text-properties officeooo:paragraph-rsid="0010dbcd"/>
    </style:style>
    <style:style style:name="P16" style:family="paragraph" style:parent-style-name="Text_20_body">
      <style:text-properties officeooo:rsid="00116d3e" officeooo:paragraph-rsid="00116d3e"/>
    </style:style>
    <style:style style:name="P17" style:family="paragraph" style:parent-style-name="Text_20_body">
      <style:text-properties officeooo:rsid="001201b2" officeooo:paragraph-rsid="001201b2"/>
    </style:style>
    <style:style style:name="P18" style:family="paragraph" style:parent-style-name="Text_20_body" style:list-style-name="L3">
      <style:text-properties officeooo:rsid="001201b2" officeooo:paragraph-rsid="001201b2"/>
    </style:style>
    <style:style style:name="P19" style:family="paragraph" style:parent-style-name="Text_20_body" style:list-style-name="L4">
      <style:text-properties officeooo:rsid="001201b2" officeooo:paragraph-rsid="001201b2"/>
    </style:style>
    <style:style style:name="P20" style:family="paragraph" style:parent-style-name="Text_20_body">
      <style:text-properties officeooo:rsid="00121624" officeooo:paragraph-rsid="00121624"/>
    </style:style>
    <style:style style:name="P21" style:family="paragraph" style:parent-style-name="Text_20_body" style:list-style-name="L6">
      <style:text-properties officeooo:rsid="00121624" officeooo:paragraph-rsid="00121624"/>
    </style:style>
    <style:style style:name="P22" style:family="paragraph" style:parent-style-name="Text_20_body">
      <style:text-properties officeooo:rsid="0013d995" officeooo:paragraph-rsid="0013d995"/>
    </style:style>
    <style:style style:name="P23" style:family="paragraph" style:parent-style-name="Text_20_body">
      <style:text-properties officeooo:rsid="0013d995" officeooo:paragraph-rsid="00140e18"/>
    </style:style>
    <style:style style:name="P24" style:family="paragraph" style:parent-style-name="Text_20_body" style:list-style-name="L6">
      <style:text-properties officeooo:rsid="00140e18" officeooo:paragraph-rsid="00140e18"/>
    </style:style>
    <style:style style:name="T1" style:family="text">
      <style:text-properties officeooo:rsid="0010a658"/>
    </style:style>
    <style:style style:name="T2" style:family="text">
      <style:text-properties officeooo:rsid="0010dbcd"/>
    </style:style>
    <style:style style:name="T3" style:family="text">
      <style:text-properties officeooo:rsid="00116d3e"/>
    </style:style>
    <style:style style:name="T4" style:family="text">
      <style:text-properties officeooo:rsid="001201b2"/>
    </style:style>
    <style:style style:name="T5" style:family="text">
      <style:text-properties officeooo:rsid="00121624"/>
    </style:style>
    <style:style style:name="T6" style:family="text">
      <style:text-properties officeooo:rsid="00140e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Amazon Echo Project</text:p>
      <text:p text:style-name="P3">Software Requirements Specification</text:p>
      <text:p text:style-name="P3">Version &lt;1.0&gt;</text:p>
      <text:p text:style-name="P2"/>
      <text:h text:style-name="P10" text:outline-level="1">Table of Contents</text:h>
      <text:p text:style-name="Text_20_body"><text:span text:style-name="T1">1. </text:span>Introduction</text:p>
      <text:p text:style-name="Text_20_body"><text:tab/><text:span text:style-name="T1">1.1 </text:span>Purpose</text:p>
      <text:p text:style-name="Text_20_body"><text:tab/><text:span text:style-name="T1">1.2 </text:span>Scope</text:p>
      <text:p text:style-name="Text_20_body"><text:span text:style-name="T1"><text:tab/>1.3 </text:span>Definitions, Acronyms, and Abbreviations</text:p>
      <text:p text:style-name="Text_20_body"><text:tab/><text:span text:style-name="T1">1.6 </text:span>Overview</text:p>
      <text:p text:style-name="Text_20_body"><text:span text:style-name="T1">2. </text:span>Overall Description</text:p>
      <text:p text:style-name="P22"><text:tab/>2.1 Speech Interface for Current System</text:p>
      <text:p text:style-name="P22"><text:tab/>2.2 Speech Interface for Additional Features</text:p>
      <text:p text:style-name="P22"><text:tab/>2.3 User Recognition System</text:p>
      <text:p text:style-name="Text_20_body"><text:span text:style-name="T1">3. </text:span>Specific Requirements</text:p>
      <text:p text:style-name="P22"><text:tab/>3.1 Speech Interface for Current System</text:p>
      <text:p text:style-name="P22"><text:tab/><text:tab/>3.1.1 Functional Requirements</text:p>
      <text:p text:style-name="P22"><text:tab/><text:tab/>3.1.2 Non-Functional Requirements<text:tab/></text:p>
      <text:p text:style-name="P22"><text:tab/>3.2 Speech Interface for Additional Features</text:p>
      <text:p text:style-name="P23"><text:tab/><text:tab/>3.<text:span text:style-name="T6">2</text:span>.1 Functional Requirements</text:p>
      <text:p text:style-name="P23"><text:tab/><text:tab/>3.<text:span text:style-name="T6">2</text:span>.2 Non-Functional Requirements<text:tab/></text:p>
      <text:p text:style-name="P22"><text:tab/>3.3 User Recognition System</text:p>
      <text:p text:style-name="P23"><text:tab/><text:tab/>3.<text:span text:style-name="T6">3</text:span>.1 Functional Requirements</text:p>
      <text:p text:style-name="P23"><text:tab/><text:tab/>3.<text:span text:style-name="T6">3</text:span>.2 Non-Functional Requirements<text:tab/></text:p>
      <text:h text:style-name="P10" text:outline-level="1">1. Introduction</text:h>
      <text:h text:style-name="P4" text:outline-level="2">1.1 Purpose</text:h>
      <text:p text:style-name="P12"><text:span text:style-name="T2">The purpose of this project is to research avenues of improvement for the healthcare system provided by Lamprey networks. </text:span></text:p>
      <text:h text:style-name="P5" text:outline-level="2">1.2 Scope</text:h>
      <text:p text:style-name="P14"><text:span text:style-name="T2">There are three avenues to be researched:</text:span></text:p>
      <text:list xml:id="list5692811426205185305" text:style-name="L2">
        <text:list-item>
          <text:p text:style-name="P15"><text:span text:style-name="T2">A speech interface for the current functionality provided by a web page interface.</text:span></text:p>
        </text:list-item>
        <text:list-item>
          <text:p text:style-name="P13">A speech interface for functionality that is not currently provided by the system</text:p>
        </text:list-item>
        <text:list-item>
          <text:p text:style-name="P13">A user recognition system for the <text:span text:style-name="T3">system</text:span></text:p>
        </text:list-item>
      </text:list>
      <text:h text:style-name="P5" text:outline-level="2">1.3 Definitions, Acronyms, and Abbreviations</text:h>
      <text:list xml:id="list5238584519438558111" text:style-name="L6">
        <text:list-item>
          <text:p text:style-name="P24">API – Application Program Interface </text:p>
        </text:list-item>
        <text:list-item>
          <text:p text:style-name="P21">GUI – Graphical User Interface</text:p>
        </text:list-item>
      </text:list>
      <text:h text:style-name="P6" text:outline-level="2"><text:span text:style-name="T1">1.6 Overview</text:span></text:h>
      <text:p text:style-name="P16">Sections 2 and 3 of this document will be separated into <text:span text:style-name="T4">three</text:span> sections each describing one of the project avenues specified in section 1.2. </text:p>
      <text:h text:style-name="P9" text:outline-level="1">2. <text:span text:style-name="T1">Overall Description</text:span></text:h>
      <text:h text:style-name="Heading_20_2" text:outline-level="2">2.1 Speech interface for current system</text:h>
      <text:p text:style-name="P16">Currently the system consists of a central hub (either an Android or Linux based product) which acts as a conduit between Continua certified devices and a healthcare provider. The hub receives data from the Continua devices, formats it, and passes it along to the provider via an internet API. In order to provide this functionality, both the hub and the devices must be configured by the user. This is currently done by a GUI provided through a website. The use of such a GUI is cumbersome as it requires a screen and input devices such as a mouse and a keyboard. The goal of this project is to provide an alternative speech interface for accessing the functions of the hub. </text:p>
      <text:h text:style-name="Heading_20_2" text:outline-level="2">2.2 Speech interface for additional features</text:h>
      <text:h text:style-name="Heading_20_2" text:outline-level="2">2.3 User recognition system</text:h>
      <text:h text:style-name="P8" text:outline-level="1"/>
      <text:h text:style-name="P11" text:outline-level="1"><text:span text:style-name="T1">3. Specific Requirements</text:span></text:h>
      <text:h text:style-name="P7" text:outline-level="2"><text:span text:style-name="T3">3</text:span>.1 Speech interface for current system</text:h>
      <text:h text:style-name="Heading_20_3" text:outline-level="3">3.1.1 Functional requirements</text:h>
      <text:p text:style-name="P17">The deliverable of this project will be a speech interface which will allow users to perform the following four functions:</text:p>
      <text:list xml:id="list2717838296057799667" text:style-name="L3">
        <text:list-item>
          <text:p text:style-name="P18">Alert the user to the current internet status of the hub</text:p>
        </text:list-item>
        <text:list-item>
          <text:p text:style-name="P18">Alert the user to the current status of a particular Bluetooth device that is paired with the hub and alert the user to the hub's Bluetooth adapter status</text:p>
        </text:list-item>
        <text:list-item>
          <text:p text:style-name="P18">Alert the user to the current System status where System status is defined by the information already available under the GUI tab of the same name</text:p>
        </text:list-item>
        <text:list-item>
          <text:p text:style-name="P18">Manage the pairing of Bluetooth devices with the hub.</text:p>
        </text:list-item>
      </text:list>
      <text:p text:style-name="P17">This functionality will ideally be implemented on four different environments:</text:p>
      <text:list xml:id="list2569761719349339735" text:style-name="L4">
        <text:list-item>
          <text:p text:style-name="P19">Android OS with internet connectivity</text:p>
        </text:list-item>
        <text:list-item>
          <text:p text:style-name="P19">Android OS without internet connectivity</text:p>
        </text:list-item>
        <text:list-item>
          <text:p text:style-name="P19">Linux OS with internet connectivity</text:p>
        </text:list-item>
        <text:list-item>
          <text:p text:style-name="P19">Linux OS without internet connectivity</text:p>
        </text:list-item>
      </text:list>
      <text:h text:style-name="Heading_20_3" text:outline-level="3">3.1.2 Non-functional requirements</text:h>
      <text:p text:style-name="P17">Multiple speech recognition systems (including Android's speech API and Amazon's Alexa service) will be researched and the best one chosen for the <text:span text:style-name="T5">implementation of the interface.</text:span></text:p>
      <text:p text:style-name="P20">The user experience must be natural such that the many users can learn the system with minimal effort or training.</text:p>
      <text:h text:style-name="P7" text:outline-level="2"><text:span text:style-name="T3">3</text:span>.2 Speech interface for additional features</text:h>
      <text:h text:style-name="P7" text:outline-level="2"><text:span text:style-name="T3">3</text:span>.3 User recognition system</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4:52:38.621000000</meta:creation-date>
    <dc:date>2015-10-15T00:57:55.596000000</dc:date>
    <meta:editing-duration>PT26M6S</meta:editing-duration>
    <meta:editing-cycles>4</meta:editing-cycles>
    <meta:generator>LibreOffice/4.4.1.2$Windows_x86 LibreOffice_project/45e2de17089c24a1fa810c8f975a7171ba4cd432</meta:generator>
    <meta:document-statistic meta:table-count="0" meta:image-count="0" meta:object-count="0" meta:page-count="5" meta:paragraph-count="59" meta:word-count="531" meta:character-count="3398" meta:non-whitespace-character-count="2908"/>
  </office:meta>
</office:document-meta>
</file>